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templates"/>RCOS Templates<text:bookmark-end text:name="rcos-templates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" office:name=""><text:span text:style-name="Definition"><text:a xlink:type="simple" xlink:href="https://blueprint.ecohubs.community/articles/rcos-templates" office:name=""><text:span text:style-name="Definition">https://blueprint.ecohubs.community/articles/rcos-templates</text:span></text:a></text:span></text:a></text:p>
        </text:list-item>
      </text:list>
      <text:p text:style-name="First_20_paragraph">This bundle contains every RCOS template, ready to copy and adapt for your community.</text:p>
      <text:p text:style-name="Text_20_body">Each template includes a rationale block (why the section exists) and instructions (how to fill it in).</text:p>
      <text:h text:style-name="Heading_20_2" text:outline-level="2"><text:bookmark-start text:name="templates"/>Templates<text:bookmark-end text:name="template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Identity Constraints Register</text:span></text:a></text:p>
        </text:list-item>
        <text:list-item>
          <text:p text:style-name="P2"><text:a xlink:type="simple" xlink:href="../layer-0/invariants-register.md" office:name=""><text:span text:style-name="Definition">Invariants Register</text:span></text:a></text:p>
        </text:list-item>
        <text:list-item>
          <text:p text:style-name="P2"><text:a xlink:type="simple" xlink:href="../layer-0/purpose-charter.md" office:name=""><text:span text:style-name="Definition">Purpose Charter</text:span></text:a></text:p>
        </text:list-item>
        <text:list-item>
          <text:p text:style-name="P2"><text:a xlink:type="simple" xlink:href="../layer-0/scope-declaration.md" office:name=""><text:span text:style-name="Definition">Scope Declaration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Exit &amp; Separation Protocol</text:span></text:a></text:p>
        </text:list-item>
        <text:list-item>
          <text:p text:style-name="P3"><text:a xlink:type="simple" xlink:href="../layer-1/membership-agreement.md" office:name=""><text:span text:style-name="Definition">Membership Agreement</text:span></text:a></text:p>
        </text:list-item>
        <text:list-item>
          <text:p text:style-name="P3"><text:a xlink:type="simple" xlink:href="../layer-1/membership-state-registry.md" office:name=""><text:span text:style-name="Definition">Membership State Registry</text:span></text:a></text:p>
        </text:list-item>
        <text:list-item>
          <text:p text:style-name="P3"><text:a xlink:type="simple" xlink:href="../layer-1/onboarding-protocol.md" office:name=""><text:span text:style-name="Definition">Onboarding Protoco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hority Registry</text:span></text:a></text:p>
        </text:list-item>
        <text:list-item>
          <text:p text:style-name="P4"><text:a xlink:type="simple" xlink:href="../layer-2/decision-matrix.md" office:name=""><text:span text:style-name="Definition">Decision Matrix</text:span></text:a></text:p>
        </text:list-item>
        <text:list-item>
          <text:p text:style-name="P4"><text:a xlink:type="simple" xlink:href="../layer-2/governance-protocol.md" office:name=""><text:span text:style-name="Definition">Governance Protoco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Internal Economy Protocol</text:span></text:a></text:p>
        </text:list-item>
        <text:list-item>
          <text:p text:style-name="P5"><text:a xlink:type="simple" xlink:href="../layer-3/treasury-ruleset.md" office:name=""><text:span text:style-name="Definition">Treasury Ruleset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Accountability Protocol</text:span></text:a></text:p>
        </text:list-item>
        <text:list-item>
          <text:p text:style-name="P6"><text:a xlink:type="simple" xlink:href="../layer-4/conflict-resolution-ladder.md" office:name=""><text:span text:style-name="Definition">Conflict Resolution Ladd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eeting Templates</text:span></text:a></text:p>
        </text:list-item>
        <text:list-item>
          <text:p text:style-name="P7"><text:a xlink:type="simple" xlink:href="../layer-5/operations-manual.md" office:name=""><text:span text:style-name="Definition">Operations Manual</text:span></text:a></text:p>
        </text:list-item>
        <text:list-item>
          <text:p text:style-name="P7"><text:a xlink:type="simple" xlink:href="../layer-5/role-registry.md" office:name=""><text:span text:style-name="Definition">Role Registry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Change Protocol</text:span></text:a></text:p>
        </text:list-item>
        <text:list-item>
          <text:p text:style-name="P8"><text:a xlink:type="simple" xlink:href="../layer-6/experiment-template.md" office:name=""><text:span text:style-name="Definition">Experiment Template</text:span></text:a></text:p>
        </text:list-item>
        <text:list-item>
          <text:p text:style-name="P8"><text:a xlink:type="simple" xlink:href="../layer-6/learning-log.md" office:name=""><text:span text:style-name="Definition">Learning Log</text:span></text:a></text:p>
        </text:list-item>
        <text:list-item>
          <text:p text:style-name="P8"><text:a xlink:type="simple" xlink:href="../layer-6/version-history.md" office:name=""><text:span text:style-name="Definition">Version Histo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4Z</meta:creation-date>
    <dc:date>2026-04-28T01:21:04Z</dc:date>
    <meta:user-defined meta:name="title-meta" meta:value-type="string">RCOS Templates</meta:user-defined>
  </office:meta>
</office:document-meta>
</file>